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15%"/>
      <style:text-properties style:font-name-complex="Calibri" fo:font-weight="bold" style:font-weight-asian="bold" fo:font-size="10pt" style:font-size-asian="10pt" style:font-size-complex="10pt"/>
    </style:style>
    <style:style style:name="P2" style:parent-style-name="Normal" style:family="paragraph">
      <style:paragraph-properties fo:margin-bottom="0in" fo:line-height="115%"/>
      <style:text-properties style:font-name-complex="Calibri" style:font-weight-complex="bold" fo:font-size="10pt" style:font-size-asian="10pt" style:font-size-complex="10pt"/>
    </style:style>
    <style:style style:name="P3" style:parent-style-name="Normal" style:family="paragraph">
      <style:paragraph-properties fo:margin-bottom="0in" fo:line-height="115%"/>
      <style:text-properties style:font-name-complex="Calibri" style:font-weight-complex="bold" fo:font-size="10pt" style:font-size-asian="10pt" style:font-size-complex="10pt"/>
    </style:style>
    <style:style style:name="P4" style:parent-style-name="Normal" style:family="paragraph">
      <style:paragraph-properties fo:margin-bottom="0in" fo:line-height="115%"/>
      <style:text-properties style:font-name-complex="Calibri" style:font-weight-complex="bold" fo:font-size="10pt" style:font-size-asian="10pt" style:font-size-complex="10pt"/>
    </style:style>
    <style:style style:name="P5" style:parent-style-name="Normal" style:family="paragraph">
      <style:paragraph-properties fo:margin-bottom="0in" fo:line-height="115%"/>
      <style:text-properties style:font-name-complex="Calibri" style:font-weight-complex="bold" fo:font-size="10pt" style:font-size-asian="10pt" style:font-size-complex="10pt"/>
    </style:style>
    <style:style style:name="P6" style:parent-style-name="Normal" style:family="paragraph">
      <style:paragraph-properties fo:margin-bottom="0in" fo:line-height="115%"/>
      <style:text-properties style:font-name-complex="Calibri" style:font-weight-complex="bold" fo:font-size="10pt" style:font-size-asian="10pt" style:font-size-complex="10pt"/>
    </style:style>
    <style:style style:name="P7" style:parent-style-name="Normal" style:family="paragraph">
      <style:paragraph-properties fo:margin-bottom="0in" fo:line-height="115%"/>
      <style:text-properties style:font-name-complex="Calibri" style:font-weight-complex="bold" fo:font-size="10pt" style:font-size-asian="10pt" style:font-size-complex="10pt"/>
    </style:style>
    <style:style style:name="P8" style:parent-style-name="Normal" style:family="paragraph">
      <style:paragraph-properties fo:margin-bottom="0in" fo:line-height="115%"/>
      <style:text-properties style:font-name-complex="Calibri" style:font-weight-complex="bold" fo:font-size="10pt" style:font-size-asian="10pt" style:font-size-complex="10pt"/>
    </style:style>
    <style:style style:name="P9" style:parent-style-name="Normal" style:family="paragraph">
      <style:paragraph-properties fo:margin-bottom="0in" fo:line-height="115%"/>
      <style:text-properties style:font-name-complex="Calibri" style:font-weight-complex="bold" fo:font-size="10pt" style:font-size-asian="10pt" style:font-size-complex="10pt"/>
    </style:style>
    <style:style style:name="P10" style:parent-style-name="Normal" style:family="paragraph">
      <style:paragraph-properties fo:margin-bottom="0in" fo:line-height="115%"/>
      <style:text-properties style:font-name-complex="Calibri" style:font-weight-complex="bold" fo:font-size="10pt" style:font-size-asian="10pt" style:font-size-complex="10pt"/>
    </style:style>
    <style:style style:name="P11" style:parent-style-name="Normal" style:family="paragraph">
      <style:paragraph-properties fo:margin-bottom="0in" fo:line-height="115%"/>
      <style:text-properties style:font-name-complex="Calibri" style:font-weight-complex="bold" fo:font-size="10pt" style:font-size-asian="10pt" style:font-size-complex="10pt"/>
    </style:style>
    <style:style style:name="P12" style:parent-style-name="Normal" style:family="paragraph">
      <style:paragraph-properties fo:margin-bottom="0in" fo:line-height="115%"/>
      <style:text-properties style:font-name-complex="Calibri" style:font-weight-complex="bold" fo:font-size="10pt" style:font-size-asian="10pt" style:font-size-complex="10pt"/>
    </style:style>
    <style:style style:name="P13" style:parent-style-name="Normal" style:family="paragraph">
      <style:paragraph-properties fo:margin-bottom="0in" fo:line-height="115%"/>
      <style:text-properties style:font-name-complex="Calibri" style:font-weight-complex="bold" fo:font-size="10pt" style:font-size-asian="10pt" style:font-size-complex="10pt"/>
    </style:style>
    <style:style style:name="P14" style:parent-style-name="Normal" style:family="paragraph">
      <style:paragraph-properties fo:margin-bottom="0in" fo:line-height="115%"/>
      <style:text-properties style:font-name-complex="Calibri" style:font-weight-complex="bold" fo:font-size="10pt" style:font-size-asian="10pt" style:font-size-complex="10pt"/>
    </style:style>
    <style:style style:name="P15" style:parent-style-name="Normal" style:family="paragraph">
      <style:paragraph-properties fo:margin-bottom="0in" fo:line-height="115%"/>
      <style:text-properties style:font-name-complex="Calibri" style:font-weight-complex="bold" fo:font-size="10pt" style:font-size-asian="10pt" style:font-size-complex="10pt"/>
    </style:style>
    <style:style style:name="P16" style:parent-style-name="Normal" style:family="paragraph">
      <style:paragraph-properties fo:margin-bottom="0in" fo:line-height="115%"/>
      <style:text-properties style:font-name-complex="Calibri" style:font-weight-complex="bold" fo:font-size="10pt" style:font-size-asian="10pt" style:font-size-complex="10pt"/>
    </style:style>
    <style:style style:name="P17" style:parent-style-name="Normal" style:family="paragraph">
      <style:paragraph-properties fo:margin-bottom="0in" fo:line-height="115%"/>
      <style:text-properties style:font-name-complex="Calibri" style:font-weight-complex="bold" fo:font-size="10pt" style:font-size-asian="10pt" style:font-size-complex="10pt"/>
    </style:style>
    <style:style style:name="P18" style:parent-style-name="Normal" style:family="paragraph">
      <style:paragraph-properties fo:margin-bottom="0in" fo:line-height="115%"/>
      <style:text-properties style:font-name-complex="Calibri" style:font-weight-complex="bold" fo:font-size="10pt" style:font-size-asian="10pt" style:font-size-complex="10pt"/>
    </style:style>
    <style:style style:name="P19" style:parent-style-name="Normal" style:family="paragraph">
      <style:paragraph-properties fo:margin-bottom="0in" fo:line-height="115%"/>
      <style:text-properties style:font-name-complex="Calibri" style:font-weight-complex="bold" fo:font-size="10pt" style:font-size-asian="10pt" style:font-size-complex="10pt"/>
    </style:style>
    <style:style style:name="P20" style:parent-style-name="Normal" style:family="paragraph">
      <style:paragraph-properties fo:margin-bottom="0in" fo:line-height="115%"/>
      <style:text-properties style:font-name-complex="Calibri" style:font-weight-complex="bold" fo:font-size="10pt" style:font-size-asian="10pt" style:font-size-complex="10pt"/>
    </style:style>
    <style:style style:name="P21" style:parent-style-name="Normal" style:family="paragraph">
      <style:paragraph-properties fo:margin-bottom="0in" fo:line-height="115%"/>
      <style:text-properties style:font-name-complex="Calibri" style:font-weight-complex="bold" fo:font-size="10pt" style:font-size-asian="10pt" style:font-size-complex="10pt"/>
    </style:style>
    <style:style style:name="P22" style:parent-style-name="Normal" style:family="paragraph">
      <style:paragraph-properties fo:margin-bottom="0in" fo:line-height="115%"/>
      <style:text-properties style:font-name-complex="Calibri" style:font-weight-complex="bold" fo:font-size="10pt" style:font-size-asian="10pt" style:font-size-complex="10pt"/>
    </style:style>
    <style:style style:name="P23" style:parent-style-name="Normal" style:family="paragraph">
      <style:paragraph-properties fo:margin-bottom="0in" fo:line-height="115%"/>
      <style:text-properties style:font-name-complex="Calibri" style:font-weight-complex="bold" fo:font-size="10pt" style:font-size-asian="10pt" style:font-size-complex="10pt"/>
    </style:style>
    <style:style style:name="P24" style:parent-style-name="Normal" style:family="paragraph">
      <style:paragraph-properties fo:margin-bottom="0in" fo:line-height="115%"/>
      <style:text-properties style:font-name-complex="Calibri" style:font-weight-complex="bold" fo:font-size="10pt" style:font-size-asian="10pt" style:font-size-complex="10pt"/>
    </style:style>
    <style:style style:name="P25" style:parent-style-name="Normal" style:family="paragraph">
      <style:paragraph-properties fo:margin-bottom="0in" fo:line-height="115%"/>
      <style:text-properties style:font-name-complex="Calibri" style:font-weight-complex="bold" fo:font-size="10pt" style:font-size-asian="10pt" style:font-size-complex="10pt"/>
    </style:style>
    <style:style style:name="P26" style:parent-style-name="Normal" style:family="paragraph">
      <style:paragraph-properties fo:margin-bottom="0in" fo:line-height="115%"/>
      <style:text-properties style:font-name-complex="Calibri" style:font-weight-complex="bold" fo:font-size="10pt" style:font-size-asian="10pt" style:font-size-complex="10pt"/>
    </style:style>
    <style:style style:name="P27" style:parent-style-name="Normal" style:family="paragraph">
      <style:paragraph-properties fo:margin-bottom="0in" fo:line-height="115%"/>
      <style:text-properties style:font-name-complex="Calibri" style:font-weight-complex="bold" fo:font-size="10pt" style:font-size-asian="10pt" style:font-size-complex="10pt"/>
    </style:style>
    <style:style style:name="P28" style:parent-style-name="Normal" style:family="paragraph">
      <style:paragraph-properties fo:margin-bottom="0in" fo:line-height="115%"/>
      <style:text-properties style:font-name-complex="Calibri" style:font-weight-complex="bold" fo:font-size="10pt" style:font-size-asian="10pt" style:font-size-complex="10pt"/>
    </style:style>
    <style:style style:name="P29" style:parent-style-name="Normal" style:family="paragraph">
      <style:paragraph-properties fo:margin-bottom="0in" fo:line-height="115%"/>
      <style:text-properties style:font-name-complex="Calibri" style:font-weight-complex="bold" fo:font-size="10pt" style:font-size-asian="10pt" style:font-size-complex="10pt"/>
    </style:style>
    <style:style style:name="P30" style:parent-style-name="Normal" style:family="paragraph">
      <style:paragraph-properties fo:margin-bottom="0in" fo:line-height="115%"/>
      <style:text-properties style:font-name-complex="Calibri" style:font-weight-complex="bold" fo:font-size="10pt" style:font-size-asian="10pt" style:font-size-complex="10pt"/>
    </style:style>
    <style:style style:name="P31" style:parent-style-name="Normal" style:family="paragraph">
      <style:paragraph-properties fo:margin-bottom="0in" fo:line-height="115%"/>
      <style:text-properties style:font-name-complex="Calibri" style:font-weight-complex="bold" fo:font-size="10pt" style:font-size-asian="10pt" style:font-size-complex="10pt"/>
    </style:style>
    <style:style style:name="P32" style:parent-style-name="Normal" style:family="paragraph">
      <style:paragraph-properties fo:margin-bottom="0in" fo:line-height="115%"/>
      <style:text-properties style:font-name-complex="Calibri" fo:font-weight="bold" style:font-weight-asian="bold" fo:font-size="10pt" style:font-size-asian="10pt" style:font-size-complex="10pt"/>
    </style:style>
    <style:style style:name="P33" style:parent-style-name="Normal" style:family="paragraph">
      <style:paragraph-properties fo:margin-bottom="0in" fo:line-height="115%"/>
      <style:text-properties style:font-name-complex="Calibri" fo:font-weight="bold" style:font-weight-asian="bold" fo:font-size="10pt" style:font-size-asian="10pt" style:font-size-complex="10pt"/>
    </style:style>
    <style:style style:name="P34" style:parent-style-name="Normal" style:family="paragraph">
      <style:paragraph-properties fo:margin-bottom="0in" fo:line-height="115%"/>
      <style:text-properties style:font-name-complex="Calibri" fo:font-weight="bold" style:font-weight-asian="bold" fo:font-size="10pt" style:font-size-asian="10pt" style:font-size-complex="10pt"/>
    </style:style>
    <style:style style:name="P35" style:parent-style-name="Normal" style:family="paragraph">
      <style:paragraph-properties fo:margin-bottom="0in" fo:line-height="115%"/>
      <style:text-properties style:font-name-complex="Calibri" fo:font-weight="bold" style:font-weight-asian="bold" fo:font-size="10pt" style:font-size-asian="10pt" style:font-size-complex="10pt"/>
    </style:style>
    <style:style style:name="P36" style:parent-style-name="Normal" style:family="paragraph">
      <style:paragraph-properties fo:margin-bottom="0in" fo:line-height="115%"/>
      <style:text-properties style:font-name-complex="Calibri" style:font-weight-complex="bold" fo:font-size="10pt" style:font-size-asian="10pt" style:font-size-complex="10pt"/>
    </style:style>
    <style:style style:name="P37" style:parent-style-name="Normal" style:family="paragraph">
      <style:paragraph-properties fo:margin-bottom="0in" fo:line-height="115%"/>
      <style:text-properties style:font-name-complex="Calibri" style:font-weight-complex="bold" fo:font-size="10pt" style:font-size-asian="10pt" style:font-size-complex="10pt"/>
    </style:style>
    <style:style style:name="P38" style:parent-style-name="Normal" style:family="paragraph">
      <style:paragraph-properties fo:margin-bottom="0in" fo:line-height="115%"/>
      <style:text-properties style:font-name-complex="Calibri" style:font-weight-complex="bold" fo:font-size="10pt" style:font-size-asian="10pt" style:font-size-complex="10pt"/>
    </style:style>
    <style:style style:name="P39" style:parent-style-name="Normal" style:family="paragraph">
      <style:paragraph-properties fo:margin-bottom="0in" fo:line-height="115%"/>
      <style:text-properties style:font-name-complex="Calibri" style:font-weight-complex="bold" fo:font-size="10pt" style:font-size-asian="10pt" style:font-size-complex="10pt"/>
    </style:style>
    <style:style style:name="P40" style:parent-style-name="Normal" style:family="paragraph">
      <style:paragraph-properties fo:margin-bottom="0in" fo:line-height="115%"/>
      <style:text-properties style:font-name-complex="Calibri" style:font-weight-complex="bold" fo:font-size="10pt" style:font-size-asian="10pt" style:font-size-complex="10pt"/>
    </style:style>
    <style:style style:name="P41" style:parent-style-name="Normal" style:family="paragraph">
      <style:paragraph-properties fo:margin-bottom="0in" fo:line-height="115%"/>
      <style:text-properties style:font-name-complex="Calibri" style:font-weight-complex="bold" fo:font-size="10pt" style:font-size-asian="10pt" style:font-size-complex="10pt"/>
    </style:style>
    <style:style style:name="P42" style:parent-style-name="Normal" style:family="paragraph">
      <style:paragraph-properties fo:margin-bottom="0in" fo:line-height="115%"/>
      <style:text-properties style:font-name-complex="Calibri" style:font-weight-complex="bold" fo:font-size="10pt" style:font-size-asian="10pt" style:font-size-complex="10pt"/>
    </style:style>
    <style:style style:name="P43" style:parent-style-name="Normal" style:family="paragraph">
      <style:paragraph-properties fo:margin-bottom="0in" fo:line-height="115%"/>
      <style:text-properties style:font-name-complex="Calibri" style:font-weight-complex="bold" fo:font-size="10pt" style:font-size-asian="10pt" style:font-size-complex="10pt"/>
    </style:style>
    <style:style style:name="P44" style:parent-style-name="Normal" style:family="paragraph">
      <style:paragraph-properties fo:margin-bottom="0in" fo:line-height="115%"/>
      <style:text-properties style:font-name-complex="Calibri" style:font-weight-complex="bold" fo:font-size="10pt" style:font-size-asian="10pt" style:font-size-complex="10pt"/>
    </style:style>
    <style:style style:name="P45" style:parent-style-name="Normal" style:family="paragraph">
      <style:paragraph-properties fo:margin-bottom="0in" fo:line-height="115%"/>
      <style:text-properties style:font-name-complex="Calibri" style:font-weight-complex="bold" fo:font-size="10pt" style:font-size-asian="10pt" style:font-size-complex="10pt"/>
    </style:style>
    <style:style style:name="P46" style:parent-style-name="Normal" style:family="paragraph">
      <style:paragraph-properties fo:margin-bottom="0in" fo:line-height="115%"/>
      <style:text-properties style:font-name-complex="Calibri" style:font-weight-complex="bold" fo:font-size="10pt" style:font-size-asian="10pt" style:font-size-complex="10pt"/>
    </style:style>
    <style:style style:name="P47" style:parent-style-name="Normal" style:family="paragraph">
      <style:paragraph-properties fo:margin-bottom="0in" fo:line-height="115%"/>
      <style:text-properties style:font-name-complex="Calibri" style:font-weight-complex="bold" fo:font-size="10pt" style:font-size-asian="10pt" style:font-size-complex="10pt"/>
    </style:style>
    <style:style style:name="P48" style:parent-style-name="Normal" style:family="paragraph">
      <style:paragraph-properties fo:margin-bottom="0in" fo:line-height="115%"/>
      <style:text-properties style:font-name-complex="Calibri" style:font-weight-complex="bold" fo:font-size="10pt" style:font-size-asian="10pt" style:font-size-complex="10pt"/>
    </style:style>
    <style:style style:name="P49" style:parent-style-name="Normal" style:family="paragraph">
      <style:paragraph-properties fo:margin-bottom="0in" fo:line-height="115%"/>
      <style:text-properties style:font-name-complex="Calibri" style:font-weight-complex="bold" fo:font-size="10pt" style:font-size-asian="10pt" style:font-size-complex="10pt"/>
    </style:style>
    <style:style style:name="P50" style:parent-style-name="Normal" style:family="paragraph">
      <style:paragraph-properties fo:margin-bottom="0in" fo:line-height="115%"/>
      <style:text-properties style:font-name-complex="Calibri" style:font-weight-complex="bold" fo:font-size="10pt" style:font-size-asian="10pt" style:font-size-complex="10pt"/>
    </style:style>
    <style:style style:name="P51" style:parent-style-name="Normal" style:family="paragraph">
      <style:paragraph-properties fo:margin-bottom="0in" fo:line-height="115%"/>
      <style:text-properties style:font-name-complex="Calibri" style:font-weight-complex="bold" fo:font-size="10pt" style:font-size-asian="10pt" style:font-size-complex="10pt"/>
    </style:style>
    <style:style style:name="P52" style:parent-style-name="Normal" style:family="paragraph">
      <style:paragraph-properties fo:margin-bottom="0in" fo:line-height="115%"/>
      <style:text-properties style:font-name-complex="Calibri" style:font-weight-complex="bold" fo:font-size="10pt" style:font-size-asian="10pt" style:font-size-complex="10pt"/>
    </style:style>
    <style:style style:name="P53" style:parent-style-name="Normal" style:family="paragraph">
      <style:paragraph-properties fo:margin-bottom="0in" fo:line-height="115%"/>
      <style:text-properties style:font-name-complex="Calibri" style:font-weight-complex="bold" fo:font-size="10pt" style:font-size-asian="10pt" style:font-size-complex="10pt"/>
    </style:style>
    <style:style style:name="P54" style:parent-style-name="Normal" style:family="paragraph">
      <style:paragraph-properties fo:margin-bottom="0in" fo:line-height="115%"/>
      <style:text-properties style:font-name-complex="Calibri" style:font-weight-complex="bold" fo:font-size="10pt" style:font-size-asian="10pt" style:font-size-complex="10pt"/>
    </style:style>
    <style:style style:name="P55" style:parent-style-name="Normal" style:family="paragraph">
      <style:paragraph-properties fo:margin-bottom="0in" fo:line-height="115%"/>
      <style:text-properties style:font-name-complex="Calibri" style:font-weight-complex="bold" fo:font-size="10pt" style:font-size-asian="10pt" style:font-size-complex="10pt"/>
    </style:style>
    <style:style style:name="P56" style:parent-style-name="Normal" style:family="paragraph">
      <style:paragraph-properties fo:margin-bottom="0in" fo:line-height="115%"/>
      <style:text-properties style:font-name-complex="Calibri" style:font-weight-complex="bold" fo:font-size="10pt" style:font-size-asian="10pt" style:font-size-complex="10pt"/>
    </style:style>
    <style:style style:name="P57" style:parent-style-name="Normal" style:family="paragraph">
      <style:paragraph-properties fo:margin-bottom="0in" fo:line-height="115%"/>
      <style:text-properties style:font-name-complex="Calibri" style:font-weight-complex="bold" fo:font-size="10pt" style:font-size-asian="10pt" style:font-size-complex="10pt"/>
    </style:style>
    <style:style style:name="P58" style:parent-style-name="Normal" style:family="paragraph">
      <style:paragraph-properties fo:margin-bottom="0in" fo:line-height="115%"/>
      <style:text-properties style:font-name-complex="Calibri" style:font-weight-complex="bold" fo:font-size="10pt" style:font-size-asian="10pt" style:font-size-complex="10pt"/>
    </style:style>
    <style:style style:name="P59" style:parent-style-name="Normal" style:family="paragraph">
      <style:paragraph-properties fo:margin-bottom="0in" fo:line-height="115%"/>
      <style:text-properties style:font-name-complex="Calibri" style:font-weight-complex="bold" fo:font-size="10pt" style:font-size-asian="10pt" style:font-size-complex="10pt"/>
    </style:style>
    <style:style style:name="P60" style:parent-style-name="Normal" style:family="paragraph">
      <style:paragraph-properties fo:margin-bottom="0in" fo:line-height="115%"/>
      <style:text-properties style:font-name-complex="Calibri" fo:font-weight="bold" style:font-weight-asian="bold" fo:font-size="10pt" style:font-size-asian="10pt" style:font-size-complex="10pt"/>
    </style:style>
    <style:style style:name="P61" style:parent-style-name="Normal" style:family="paragraph">
      <style:paragraph-properties fo:margin-bottom="0in" fo:line-height="115%"/>
      <style:text-properties style:font-name-complex="Calibri" style:font-weight-complex="bold" fo:font-size="10pt" style:font-size-asian="10pt" style:font-size-complex="10pt"/>
    </style:style>
    <style:style style:name="P62" style:parent-style-name="ListParagraph" style:list-style-name="LFO1" style:family="paragraph">
      <style:paragraph-properties fo:line-height="115%"/>
      <style:text-properties style:font-weight-complex="bold" fo:font-size="10pt" style:font-size-asian="10pt" style:font-size-complex="10pt"/>
    </style:style>
    <style:style style:name="P63" style:parent-style-name="Normal" style:family="paragraph">
      <style:paragraph-properties fo:margin-bottom="0in" fo:line-height="115%"/>
      <style:text-properties style:font-name-complex="Calibri" style:font-weight-complex="bold" fo:font-size="10pt" style:font-size-asian="10pt" style:font-size-complex="10pt"/>
    </style:style>
    <style:style style:name="P64" style:parent-style-name="ListParagraph" style:list-style-name="LFO1" style:family="paragraph">
      <style:paragraph-properties fo:line-height="115%"/>
      <style:text-properties style:font-weight-complex="bold" fo:font-size="10pt" style:font-size-asian="10pt" style:font-size-complex="10pt"/>
    </style:style>
    <style:style style:name="P65" style:parent-style-name="Normal" style:family="paragraph">
      <style:paragraph-properties fo:margin-bottom="0in" fo:line-height="115%"/>
      <style:text-properties style:font-name-complex="Calibri" style:font-weight-complex="bold" fo:font-size="10pt" style:font-size-asian="10pt" style:font-size-complex="10pt"/>
    </style:style>
    <style:style style:name="P66" style:parent-style-name="ListParagraph" style:list-style-name="LFO1" style:family="paragraph">
      <style:paragraph-properties fo:line-height="115%"/>
      <style:text-properties style:font-weight-complex="bold" fo:font-size="10pt" style:font-size-asian="10pt" style:font-size-complex="10pt"/>
    </style:style>
    <style:style style:name="P67" style:parent-style-name="Normal" style:family="paragraph">
      <style:paragraph-properties fo:margin-bottom="0in" fo:line-height="115%"/>
      <style:text-properties style:font-name-complex="Calibri" style:font-weight-complex="bold" fo:font-size="10pt" style:font-size-asian="10pt" style:font-size-complex="10pt"/>
    </style:style>
    <style:style style:name="P68" style:parent-style-name="ListParagraph" style:list-style-name="LFO1" style:family="paragraph">
      <style:paragraph-properties fo:line-height="115%"/>
      <style:text-properties style:font-weight-complex="bold" fo:font-size="10pt" style:font-size-asian="10pt" style:font-size-complex="10pt"/>
    </style:style>
    <style:style style:name="P69" style:parent-style-name="Normal" style:family="paragraph">
      <style:paragraph-properties fo:margin-bottom="0in" fo:line-height="115%"/>
      <style:text-properties style:font-name-complex="Calibri" style:font-weight-complex="bold" fo:font-size="10pt" style:font-size-asian="10pt" style:font-size-complex="10pt"/>
    </style:style>
    <style:style style:name="P70" style:parent-style-name="ListParagraph" style:list-style-name="LFO1" style:family="paragraph">
      <style:paragraph-properties fo:line-height="115%"/>
      <style:text-properties style:font-weight-complex="bold" fo:font-size="10pt" style:font-size-asian="10pt" style:font-size-complex="10pt"/>
    </style:style>
    <style:style style:name="P71" style:parent-style-name="ListParagraph" style:family="paragraph">
      <style:text-properties style:font-weight-complex="bold" fo:font-size="10pt" style:font-size-asian="10pt" style:font-size-complex="10pt"/>
    </style:style>
    <style:style style:name="P72" style:parent-style-name="ListParagraph" style:list-style-name="LFO1" style:family="paragraph">
      <style:paragraph-properties fo:line-height="115%"/>
      <style:text-properties style:font-weight-complex="bold" fo:font-size="10pt" style:font-size-asian="10pt" style:font-size-complex="10pt"/>
    </style:style>
    <style:style style:name="P73" style:parent-style-name="ListParagraph" style:list-style-name="LFO1" style:family="paragraph">
      <style:paragraph-properties fo:line-height="115%"/>
      <style:text-properties style:font-weight-complex="bold" fo:font-size="10pt" style:font-size-asian="10pt" style:font-size-complex="10pt"/>
    </style:style>
    <style:style style:name="P74" style:parent-style-name="ListParagraph" style:list-style-name="LFO1" style:family="paragraph">
      <style:paragraph-properties fo:line-height="115%"/>
      <style:text-properties style:font-weight-complex="bold" fo:font-size="10pt" style:font-size-asian="10pt" style:font-size-complex="10pt"/>
    </style:style>
    <style:style style:name="P75" style:parent-style-name="ListParagraph" style:list-style-name="LFO1" style:family="paragraph">
      <style:paragraph-properties fo:line-height="115%"/>
      <style:text-properties style:font-weight-complex="bold" fo:font-size="10pt" style:font-size-asian="10pt" style:font-size-complex="10pt"/>
    </style:style>
    <style:style style:name="P76" style:parent-style-name="ListParagraph" style:list-style-name="LFO1" style:family="paragraph">
      <style:paragraph-properties fo:line-height="115%"/>
      <style:text-properties style:font-weight-complex="bold" fo:font-size="10pt" style:font-size-asian="10pt" style:font-size-complex="10pt"/>
    </style:style>
    <style:style style:name="P77" style:parent-style-name="ListParagraph" style:list-style-name="LFO1" style:family="paragraph">
      <style:paragraph-properties fo:line-height="115%"/>
      <style:text-properties style:font-weight-complex="bold" fo:font-size="10pt" style:font-size-asian="10pt" style:font-size-complex="10pt"/>
    </style:style>
    <style:style style:name="P78" style:parent-style-name="ListParagraph" style:list-style-name="LFO1" style:family="paragraph">
      <style:paragraph-properties fo:line-height="115%"/>
      <style:text-properties style:font-weight-complex="bold" fo:font-size="10pt" style:font-size-asian="10pt" style:font-size-complex="10pt"/>
    </style:style>
    <style:style style:name="P79" style:parent-style-name="ListParagraph" style:list-style-name="LFO1" style:family="paragraph">
      <style:paragraph-properties fo:line-height="115%"/>
      <style:text-properties style:font-weight-complex="bold" fo:font-size="10pt" style:font-size-asian="10pt" style:font-size-complex="10pt"/>
    </style:style>
    <style:style style:name="P80" style:parent-style-name="ListParagraph" style:list-style-name="LFO1" style:family="paragraph">
      <style:paragraph-properties fo:line-height="115%"/>
      <style:text-properties style:font-weight-complex="bold" fo:font-size="10pt" style:font-size-asian="10pt" style:font-size-complex="10pt"/>
    </style:style>
    <style:style style:name="P81" style:parent-style-name="Normal" style:family="paragraph">
      <style:text-properties style:font-name-complex="Calibri" style:font-weight-complex="bold" fo:font-size="10pt" style:font-size-asian="10pt" style:font-size-complex="10pt"/>
    </style:style>
    <style:style style:name="P82" style:parent-style-name="BodyText" style:family="paragraph">
      <style:paragraph-properties fo:margin-top="0.0027in" fo:line-height="106%" fo:margin-left="0.0965in" fo:margin-right="0.1597in">
        <style:tab-stops/>
      </style:paragraph-properties>
      <style:text-properties fo:font-weight="bold" style:font-weight-asian="bold" style:font-weight-complex="bold" fo:font-size="11pt" style:font-size-asian="11pt" style:font-size-complex="11pt"/>
    </style:style>
    <style:style style:name="P83" style:parent-style-name="BodyText" style:family="paragraph">
      <style:paragraph-properties fo:margin-top="0.0027in" fo:line-height="106%" fo:margin-left="0.0965in" fo:margin-right="0.1597in">
        <style:tab-stops/>
      </style:paragraph-properties>
      <style:text-properties fo:font-weight="bold" style:font-weight-asian="bold" style:font-weight-complex="bold" fo:font-size="11pt" style:font-size-asian="11pt" style:font-size-complex="11pt"/>
    </style:style>
    <style:style style:name="P84" style:parent-style-name="BodyText" style:family="paragraph">
      <style:paragraph-properties fo:margin-top="0.0027in" fo:line-height="106%" fo:margin-left="0.0965in" fo:margin-right="0.1597in">
        <style:tab-stops/>
      </style:paragraph-properties>
      <style:text-properties fo:font-size="11pt" style:font-size-asian="11pt" style:font-size-complex="11pt"/>
    </style:style>
    <style:style style:name="P85" style:parent-style-name="BodyText" style:family="paragraph">
      <style:paragraph-properties fo:margin-top="0.0027in" fo:line-height="106%" fo:margin-left="0.0965in" fo:margin-right="0.1597in">
        <style:tab-stops/>
      </style:paragraph-properties>
      <style:text-properties fo:font-size="11pt" style:font-size-asian="11pt" style:font-size-complex="11pt"/>
    </style:style>
    <style:style style:name="P86" style:parent-style-name="BodyText" style:family="paragraph">
      <style:paragraph-properties fo:margin-top="0.0027in" fo:line-height="106%" fo:margin-left="0.0965in" fo:margin-right="0.1597in">
        <style:tab-stops/>
      </style:paragraph-properties>
      <style:text-properties fo:font-size="11pt" style:font-size-asian="11pt" style:font-size-complex="11pt"/>
    </style:style>
    <style:style style:name="P87" style:parent-style-name="BodyText" style:family="paragraph">
      <style:paragraph-properties fo:margin-top="0.0027in" fo:line-height="106%" fo:margin-left="0.0965in" fo:margin-right="0.1597in">
        <style:tab-stops/>
      </style:paragraph-properties>
      <style:text-properties fo:font-size="11pt" style:font-size-asian="11pt" style:font-size-complex="11pt"/>
    </style:style>
    <style:style style:name="P88" style:parent-style-name="BodyText" style:family="paragraph">
      <style:paragraph-properties fo:margin-top="0.0027in" fo:line-height="106%" fo:margin-left="0.0965in" fo:margin-right="0.1597in">
        <style:tab-stops/>
      </style:paragraph-properties>
      <style:text-properties fo:font-size="11pt" style:font-size-asian="11pt" style:font-size-complex="11pt"/>
    </style:style>
    <style:style style:name="P89" style:parent-style-name="BodyText" style:family="paragraph">
      <style:paragraph-properties fo:margin-top="0.0027in" fo:line-height="106%" fo:margin-left="0.0965in" fo:margin-right="0.1597in">
        <style:tab-stops/>
      </style:paragraph-properties>
      <style:text-properties fo:font-size="11pt" style:font-size-asian="11pt" style:font-size-complex="11pt"/>
    </style:style>
    <style:style style:name="P90" style:parent-style-name="BodyText" style:family="paragraph">
      <style:paragraph-properties fo:margin-top="0.0027in" fo:line-height="106%" fo:margin-left="0.0965in" fo:margin-right="0.1597in">
        <style:tab-stops/>
      </style:paragraph-properties>
      <style:text-properties fo:font-size="11pt" style:font-size-asian="11pt" style:font-size-complex="11pt"/>
    </style:style>
    <style:style style:name="P91" style:parent-style-name="BodyText" style:family="paragraph">
      <style:paragraph-properties fo:margin-top="0.0027in" fo:line-height="106%" fo:margin-left="0.0965in" fo:margin-right="0.1597in">
        <style:tab-stops/>
      </style:paragraph-properties>
      <style:text-properties fo:font-size="11pt" style:font-size-asian="11pt" style:font-size-complex="11pt"/>
    </style:style>
    <style:style style:name="P92" style:parent-style-name="BodyText" style:family="paragraph">
      <style:paragraph-properties fo:margin-top="0.0027in" fo:line-height="106%" fo:margin-left="0.0965in" fo:margin-right="0.1597in">
        <style:tab-stops/>
      </style:paragraph-properties>
      <style:text-properties fo:font-size="11pt" style:font-size-asian="11pt" style:font-size-complex="11pt"/>
    </style:style>
    <style:style style:name="P93" style:parent-style-name="BodyText" style:family="paragraph">
      <style:paragraph-properties fo:margin-top="0.0027in" fo:line-height="106%" fo:margin-left="0.0965in" fo:margin-right="0.1597in">
        <style:tab-stops/>
      </style:paragraph-properties>
      <style:text-properties fo:font-size="11pt" style:font-size-asian="11pt" style:font-size-complex="11pt"/>
    </style:style>
    <style:style style:name="P94" style:parent-style-name="BodyText" style:family="paragraph">
      <style:paragraph-properties fo:margin-top="0.0027in" fo:line-height="106%" fo:margin-left="0.0965in" fo:margin-right="0.1597in">
        <style:tab-stops/>
      </style:paragraph-properties>
      <style:text-properties fo:font-size="11pt" style:font-size-asian="11pt" style:font-size-complex="11pt"/>
    </style:style>
    <style:style style:name="P95" style:parent-style-name="BodyText" style:family="paragraph">
      <style:paragraph-properties fo:margin-top="0.0027in" fo:line-height="106%" fo:margin-left="0.0965in" fo:margin-right="0.1597in">
        <style:tab-stops/>
      </style:paragraph-properties>
      <style:text-properties fo:font-size="11pt" style:font-size-asian="11pt" style:font-size-complex="11pt"/>
    </style:style>
    <style:style style:name="P96" style:parent-style-name="BodyText" style:family="paragraph">
      <style:paragraph-properties fo:margin-top="0.0027in" fo:line-height="106%" fo:margin-left="0.0965in" fo:margin-right="0.1597in">
        <style:tab-stops/>
      </style:paragraph-properties>
      <style:text-properties fo:font-size="11pt" style:font-size-asian="11pt" style:font-size-complex="11pt"/>
    </style:style>
    <style:style style:name="P97" style:parent-style-name="BodyText" style:family="paragraph">
      <style:paragraph-properties fo:margin-top="0.0027in" fo:line-height="106%" fo:margin-left="0.0965in" fo:margin-right="0.1597in">
        <style:tab-stops/>
      </style:paragraph-properties>
      <style:text-properties fo:font-size="11pt" style:font-size-asian="11pt" style:font-size-complex="11pt"/>
    </style:style>
    <style:style style:name="P98" style:parent-style-name="BodyText" style:family="paragraph">
      <style:paragraph-properties fo:margin-top="0.0027in" fo:line-height="106%" fo:margin-left="0.0965in" fo:margin-right="0.1597in">
        <style:tab-stops/>
      </style:paragraph-properties>
      <style:text-properties fo:font-size="11pt" style:font-size-asian="11pt" style:font-size-complex="11pt"/>
    </style:style>
    <style:style style:name="P99" style:parent-style-name="BodyText" style:family="paragraph">
      <style:paragraph-properties fo:margin-top="0.0027in" fo:line-height="106%" fo:margin-left="0.0965in" fo:margin-right="0.1597in">
        <style:tab-stops/>
      </style:paragraph-properties>
      <style:text-properties fo:font-size="11pt" style:font-size-asian="11pt" style:font-size-complex="11pt"/>
    </style:style>
    <style:style style:name="P100" style:parent-style-name="BodyText" style:family="paragraph">
      <style:paragraph-properties fo:margin-top="0.0027in" fo:line-height="106%" fo:margin-left="0.0965in" fo:margin-right="0.1597in">
        <style:tab-stops/>
      </style:paragraph-properties>
      <style:text-properties fo:font-size="11pt" style:font-size-asian="11pt" style:font-size-complex="11pt"/>
    </style:style>
    <style:style style:name="P101" style:parent-style-name="BodyText" style:family="paragraph">
      <style:paragraph-properties fo:margin-top="0.0027in" fo:line-height="106%" fo:margin-left="0.0965in" fo:margin-right="0.1597in">
        <style:tab-stops/>
      </style:paragraph-properties>
      <style:text-properties fo:font-size="11pt" style:font-size-asian="11pt" style:font-size-complex="11pt"/>
    </style:style>
    <style:style style:name="P102" style:parent-style-name="BodyText" style:family="paragraph">
      <style:paragraph-properties fo:margin-top="0.0027in" fo:line-height="106%" fo:margin-left="0.0965in" fo:margin-right="0.1597in">
        <style:tab-stops/>
      </style:paragraph-properties>
      <style:text-properties fo:font-size="11pt" style:font-size-asian="11pt" style:font-size-complex="11pt"/>
    </style:style>
    <style:style style:name="P103" style:parent-style-name="BodyText" style:family="paragraph">
      <style:paragraph-properties fo:margin-top="0.0027in" fo:line-height="106%" fo:margin-left="0.0965in" fo:margin-right="0.1597in">
        <style:tab-stops/>
      </style:paragraph-properties>
      <style:text-properties fo:font-size="11pt" style:font-size-asian="11pt" style:font-size-complex="11pt"/>
    </style:style>
    <style:style style:name="P104" style:parent-style-name="BodyText" style:family="paragraph">
      <style:paragraph-properties fo:margin-top="0.0027in" fo:line-height="106%" fo:margin-left="0.0965in" fo:margin-right="0.1597in">
        <style:tab-stops/>
      </style:paragraph-properties>
      <style:text-properties fo:font-size="11pt" style:font-size-asian="11pt" style:font-size-complex="11pt"/>
    </style:style>
    <style:style style:name="P105" style:parent-style-name="BodyText" style:family="paragraph">
      <style:paragraph-properties fo:margin-top="0.0027in" fo:line-height="106%" fo:margin-left="0.0965in" fo:margin-right="0.1597in">
        <style:tab-stops/>
      </style:paragraph-properties>
      <style:text-properties fo:font-size="11pt" style:font-size-asian="11pt" style:font-size-complex="11pt"/>
    </style:style>
    <style:style style:name="P106" style:parent-style-name="BodyText" style:family="paragraph">
      <style:paragraph-properties fo:margin-top="0.0027in" fo:line-height="106%" fo:margin-left="0.0965in" fo:margin-right="0.1597in">
        <style:tab-stops/>
      </style:paragraph-properties>
      <style:text-properties fo:font-size="11pt" style:font-size-asian="11pt" style:font-size-complex="11pt"/>
    </style:style>
    <style:style style:name="P107" style:parent-style-name="BodyText" style:family="paragraph">
      <style:paragraph-properties fo:margin-top="0.0027in" fo:line-height="106%" fo:margin-left="0.0965in" fo:margin-right="0.1597in">
        <style:tab-stops/>
      </style:paragraph-properties>
      <style:text-properties fo:font-weight="bold" style:font-weight-asian="bold" style:font-weight-complex="bold" fo:font-size="11pt" style:font-size-asian="11pt" style:font-size-complex="11pt"/>
    </style:style>
  </office:automatic-styles>
  <office:body>
    <office:text text:use-soft-page-breaks="true">
      <text:p text:style-name="P1">Reflection on knowledge learned for project work:</text:p>
      <text:p text:style-name="P2">I am pleased to offer a formal reflection on the knowledge acquired and the successful fulfillment of our group project, the "Environmental Sensor Data Logger with SDI-12 Interface." This project journey has been a profound learning experience, one that has not only enhanced our understanding of sensor technology, data communication, and project management but has also solidified the importance of collaboration, safety, and attention to detail.</text:p>
      <text:p text:style-name="P3"/>
      <text:p text:style-name="P4">1. Technical Proficiency:</text:p>
      <text:p text:style-name="P5">The project demanded a comprehensive grasp of sensor integration, data communication protocols, and microcontroller programming. Through the research, planning, and execution phases, I have deepened my technical proficiency. Understanding the SDI-12 protocol and effectively interfacing sensors with the Arduino Due has been a valuable learning curve.</text:p>
      <text:p text:style-name="P6"/>
      <text:p text:style-name="P7">2. Collaboration and Communication:</text:p>
      <text:p text:style-name="P8">The project's group dynamic reinforced the significance of effective communication and collaboration. Working with diverse team members, each contributing their unique strengths and insights, has been instrumental in achieving our project objectives. The experience underscores the importance of listening, clear articulation, and adaptability when collaborating on complex technical endeavors.</text:p>
      <text:p text:style-name="P9"/>
      <text:p text:style-name="P10">3. Risk Assessment and Safety:</text:p>
      <text:p text:style-name="P11">Our thorough risk assessment allowed us to identify potential hazards and implement mitigation measures, ensuring the safety of team members and the integrity of the project. Learning to systematically evaluate risks, set priorities, and adopt safety protocols has been a critical aspect of our project's success.</text:p>
      <text:p text:style-name="P12"/>
      <text:p text:style-name="P13">4. Project Management:</text:p>
      <text:p text:style-name="P14">The project's multifaceted nature necessitated adept project management. We have honed our skills in defining scope, setting objectives, creating timelines, and managing budgets. This experience showcases the importance of structured planning, resource allocation, and progress tracking.</text:p>
      <text:p text:style-name="P15"/>
      <text:p text:style-name="P16">5. Environmental Responsibility:</text:p>
      <text:p text:style-name="P17">The project inherently underscores environmental responsibility. The awareness of the environmental impact, proper disposal of electronic components, and the selection of suitable sensors for the operating environment are lessons that extend beyond our project. These principles align with a broader commitment to environmental stewardship.</text:p>
      <text:p text:style-name="P18"/>
      <text:p text:style-name="P19">6. Adaptability and Problem-Solving:</text:p>
      <text:p text:style-name="P20">In the course of the project, unforeseen challenges and technical hurdles inevitably emerged. This experience reinforced the value of adaptability and the capacity to devise innovative solutions when faced with setbacks. Problem-solving has been a constant thread in the project's narrative.</text:p>
      <text:p text:style-name="P21"/>
      <text:p text:style-name="P22">7. Data Security and Privacy:</text:p>
      <text:p text:style-name="P23">In addressing data security and privacy concerns, we have learned to implement encryption and access controls, safeguarding sensitive information. This knowledge is transferable to other contexts, reinforcing the importance of data protection in the digital age.</text:p>
      <text:p text:style-name="P24"/>
      <text:p text:style-name="P25">8. Documentation and Reporting:</text:p>
      <text:p text:style-name="P26">The production of this report is indicative of our commitment to thorough documentation and reporting. Effective documentation not only ensures project clarity but also serves as a valuable resource for future reference and evaluation.</text:p>
      <text:p text:style-name="P27"/>
      <text:p text:style-name="P28">In conclusion, the "Environmental Sensor Data Logger with SDI-12 Interface" project has served as a multifaceted educational journey, offering insights into sensor technology, safety protocols, project management, and collaboration. The fulfillment of our project objectives is a testament to the knowledge acquired and the determination and cohesion of our team. The lessons learned extend beyond the confines of this project, encapsulating the principles of adaptability, responsibility, and teamwork.</text:p>
      <text:p text:style-name="P29"/>
      <text:p text:style-name="P30">I am grateful for the opportunity to have contributed to this endeavor, and I look forward to applying the knowledge gained in future projects and endeavors. This project has not only broadened our technical horizons but has also underscored the importance of responsible innovation and the pursuit of excellence in collaborative efforts.</text:p>
      <text:p text:style-name="P31"/>
      <text:p text:style-name="P32">Reflection on teamwork:</text:p>
      <text:p text:style-name="P33"/>
      <text:p text:style-name="P34"/>
      <text:p text:style-name="P35">Functioning as an effective team member:</text:p>
      <text:p text:style-name="P36">My dedication to excellence has been evident from day one. I have consistently brought my A-game to the table, going the extra mile to ensure our project's success. This unwavering commitment has not only inspired me but has set the bar high for all of us.</text:p>
      <text:p text:style-name="P37"/>
      <text:p text:style-name="P38">2. Proactive Problem Solving:</text:p>
      <text:p text:style-name="P39">Teamwork is often about problem-solving and adaptability. My ability to proactively identify issues, propose solutions, and implement them has been a game-changer. I've exhibited a remarkable capacity to navigate challenges with grace and determination.</text:p>
      <text:p text:style-name="P40"/>
      <text:p text:style-name="P41">3. Communication Skills:</text:p>
      <text:p text:style-name="P42">Effective communication is the cornerstone of successful collaboration, and my ability to listen actively, express thoughts clearly, and facilitate discussions has been invaluable. It's made a significant difference in maintaining open lines of communication within the team.</text:p>
      <text:p text:style-name="P43"/>
      <text:p text:style-name="P44">4. Support and Encouragement:</text:p>
      <text:p text:style-name="P45">Team cohesion is built on mutual support and encouragement. My willingness to uplift and empower team members, especially during times of stress or uncertainty, has created an environment where each member feels valued and confident.</text:p>
      <text:p text:style-name="P46"/>
      <text:p text:style-name="P47">5. Respect for Diverse Perspectives:</text:p>
      <text:p text:style-name="P48">Our team is a diverse amalgamation of talents, ideas, and backgrounds. My respect for diverse perspectives and my open-mindedness have enabled us to harness the full range of talents and experiences within the team.</text:p>
      <text:p text:style-name="P49"/>
      <text:p text:style-name="P50">6. Leadership by Example:</text:p>
      <text:p text:style-name="P51">My exemplary work ethic and my consistent drive for excellence have set a leadership example for all of us. I've shown us that leadership is not just about titles, but about action and dedication.</text:p>
      <text:p text:style-name="P52"/>
      <text:p text:style-name="P53">7. Adaptable and Reliable:</text:p>
      <text:p text:style-name="P54">Team dynamics often require adaptability and reliability. I've consistently demonstrated these qualities, ensuring that our team remains agile and that we can rely on one another to deliver.</text:p>
      <text:p text:style-name="P55"/>
      <text:soft-page-break/>
      <text:p text:style-name="P56">In conclusion, my splendid performance within our team has made a profound impact on our project's success. The journey has been enriched by my skills, dedication, and the positive influence I've had on the entire team. Teamwork is not just about individuals working together; it's about individuals elevating each other, and I've done precisely that.</text:p>
      <text:p text:style-name="P57"/>
      <text:p text:style-name="P58">I believe the lessons we've learned from this experience will not only benefit our current project but will also leave a lasting impression on our approach to collaboration and teamwork in the future. I look forward to seeing how I continue to thrive and excel as a team, inspired by my exceptional contributions.</text:p>
      <text:p text:style-name="P59"/>
      <text:p text:style-name="P60">Communication with teams and stakeholders:</text:p>
      <text:p text:style-name="P61">Effective communication is a cornerstone of successful project management, facilitating the flow of information, fostering collaboration, and ensuring that project goals are achieved. In this report, we explore the strategies and techniques employed for communication with project teams and stakeholders, encompassing verbal, written, and technological approaches. The following sections provide an in-depth analysis of each method and its application in project management.</text:p>
      <text:list text:style-name="LFO1" text:continue-numbering="true">
        <text:list-item>
          <text:p text:style-name="P62">Team Meetings: Regularly scheduled team meetings serve as a primary platform for verbal communication. These meetings, conducted via video conferencing tools when necessary, provide a forum for the discussion of project progress, issues, and updates. Active participation and open dialogue are encouraged to ensure that the team is aligned.</text:p>
        </text:list-item>
      </text:list>
      <text:p text:style-name="P63"/>
      <text:list text:style-name="LFO1" text:continue-numbering="true">
        <text:list-item>
          <text:p text:style-name="P64">Stakeholder Meetings: Stakeholder engagement is a pivotal aspect of project management. Meetings with stakeholders, conducted in various formats, including in-person sessions, video conferences, or conference calls, facilitate the gathering of valuable input, provision of project updates, and resolution of concerns.</text:p>
        </text:list-item>
      </text:list>
      <text:p text:style-name="P65"/>
      <text:list text:style-name="LFO1" text:continue-numbering="true">
        <text:list-item>
          <text:p text:style-name="P66">Effective Listening: The art of effective communication extends to active listening. A critical component of verbal communication, active listening ensures that the perspectives and concerns of team members and stakeholders are thoroughly comprehended. The encouragement of questions and feedback is paramount.</text:p>
        </text:list-item>
      </text:list>
      <text:p text:style-name="P67"/>
      <text:list text:style-name="LFO1" text:continue-numbering="true">
        <text:list-item>
          <text:p text:style-name="P68">Clarity and Conciseness: In verbal communication, clarity and conciseness are imperative. Using clear and straightforward language, while avoiding jargon or overly technical terms, is crucial when addressing both technical and non-technical stakeholders. A shared understanding is the primary objective.</text:p>
        </text:list-item>
      </text:list>
      <text:p text:style-name="P69"/>
      <text:list text:style-name="LFO1" text:continue-numbering="true">
        <text:list-item>
          <text:p text:style-name="P70">Conflict Resolution: Conflicts and disagreements are inherent in project dynamics. Effective verbal communication plays a pivotal role in addressing these issues professionally and promptly. The nurturing of open dialogue and the collaborative pursuit of mutually acceptable resolutions are central tenets.</text:p>
        </text:list-item>
      </text:list>
      <text:p text:style-name="P71"/>
      <text:list text:style-name="LFO1" text:continue-numbering="true">
        <text:list-item>
          <text:p text:style-name="P72">Collaboration Tools: Collaboration tools, such as Slack, Microsoft Teams, or project management software, underpin real-time communication within the team. These tools facilitate quick messaging, file sharing, and task management.</text:p>
        </text:list-item>
        <text:list-item>
          <text:p text:style-name="P73">Video Conferencing: Video conferencing platforms, including Zoom and Microsoft Teams, are instrumental in virtual meetings. These platforms offer face-to-face interaction, screen sharing, and the ability to record meetings for reference.</text:p>
        </text:list-item>
        <text:list-item>
          <text:p text:style-name="P74">Cloud Storage: The adoption of secure cloud storage solutions, such as Google Drive or Microsoft OneDrive, allows for the convenient and secure access to project documents and data from any location.</text:p>
        </text:list-item>
        <text:list-item>
          <text:p text:style-name="P75">Project Management Software: Project management software, exemplified by Asana, Trello, or Jira, empowers task, timeline, and project workflow management, enhancing organization and tracking capabilities.</text:p>
        </text:list-item>
        <text:list-item>
          <text:p text:style-name="P76">Version Control: In projects involving coding or software development, version control systems like Git manage code changes and enable seamless collaboration on code repositories.</text:p>
        </text:list-item>
        <text:list-item>
          <text:p text:style-name="P77">Audience Awareness: Tailoring communication to the needs and preferences of the audience is paramount. Recognizing the balance between technical and non-technical stakeholders, adjusting the level of detail and terminology as required, is a foundational principle.</text:p>
        </text:list-item>
        <text:list-item>
          <text:p text:style-name="P78">Regular Updates: The frequency and depth of project updates are customized to align with the interests and involvement of stakeholders. Tailored communication maintains stakeholder engagement and interest.</text:p>
        </text:list-item>
        <text:list-item>
          <text:p text:style-name="P79">Feedback Loops: Encouragement of feedback from both team members and stakeholders is intrinsic to effective communication. Responses to feedback drive improvements and enable timely issue resolution.</text:p>
        </text:list-item>
        <text:list-item>
          <text:p text:style-name="P80">Crisis Communication: The development of a crisis communication plan is essential. This plan establishes clear roles and responsibilities for addressing unforeseen issues or setbacks, ensuring a coordinated and effective response.</text:p>
        </text:list-item>
      </text:list>
      <text:p text:style-name="P81">Effective communication is the linchpin of successful project management. The judicious utilization of verbal, written, and technological approaches ensures that information is disseminated, understood, and acted upon, ultimately fostering collaboration and the achievement of project objectives. By implementing the strategies and techniques delineated in this report, project managers and teams can navigate the complexities of project execution with agility and precision.</text:p>
      <text:p text:style-name="P82">Conclusion:</text:p>
      <text:p text:style-name="P83"/>
      <text:p text:style-name="P84">In the realm of risk assessment, we have journeyed through a comprehensive exploration of this indispensable process, uncovering its intrinsic value in managing uncertainties and safeguarding the success of endeavors across various domains. As we draw our analysis to a close, several pivotal takeaways emerge from our examination of risk assessment:</text:p>
      <text:p text:style-name="P85"/>
      <text:p text:style-name="P86">1. Proactive Risk Management:</text:p>
      <text:p text:style-name="P87">Risk assessment is, at its core, a proactive endeavor. It empowers decision-makers to anticipate, identify, and understand potential risks before they materialize. In doing so, it provides a robust foundation upon which strategies can be devised and implemented to mitigate, manage, or even harness these uncertainties to achieve desired outcomes.</text:p>
      <text:p text:style-name="P88"/>
      <text:p text:style-name="P89">2. Informed Decision-Making:</text:p>
      <text:p text:style-name="P90">The outcomes of a thorough risk assessment offer an informed basis for decision-making. By quantifying the probability and impact of risks, stakeholders and decision-makers gain clarity on the significance of each risk and can allocate resources, prioritize efforts, and make informed choices that best align with the overarching goals of a project or an organization.</text:p>
      <text:p text:style-name="P91"/>
      <text:p text:style-name="P92">3. Flexibility and Adaptability:</text:p>
      <text:p text:style-name="P93">The iterative nature of risk assessment underscores the importance of flexibility and adaptability. Risks are dynamic, evolving in response to changing circumstances. An effective risk assessment process remains agile, adjusting strategies and responses to address emerging threats and seize opportunities as they arise.</text:p>
      <text:p text:style-name="P94"/>
      <text:p text:style-name="P95">4. Collaboration and Communication:</text:p>
      <text:soft-page-break/>
      <text:p text:style-name="P96">Effective risk assessment is not an isolated exercise; it thrives on collaboration and open communication. Engaging stakeholders, subject matter experts, and diverse perspectives enriches the process. Transparent communication of risks, their potential impacts, and mitigation strategies fosters a shared understanding and bolsters collective efforts.</text:p>
      <text:p text:style-name="P97"/>
      <text:p text:style-name="P98">5. Ongoing Vigilance:</text:p>
      <text:p text:style-name="P99">The vigilance perpetuated by an ongoing risk assessment process ensures that the endeavor's journey remains aligned with its objectives. As new risks emerge or as the project advances, a diligent eye is cast toward the horizon, ensuring that the risk management plan adapts to changing circumstances.</text:p>
      <text:p text:style-name="P100"/>
      <text:p text:style-name="P101">6. Record of Accountability:</text:p>
      <text:p text:style-name="P102">Comprehensive documentation is the bedrock of an effective risk assessment process. It stands as a record of accountability, tracking the identification, analysis, evaluation, and mitigation of risks. This historical archive not only informs current decision-making but serves as a repository of lessons learned for future endeavors.</text:p>
      <text:p text:style-name="P103"/>
      <text:p text:style-name="P104">In conclusion, risk assessment is not merely a technical exercise; it is a fundamental approach to stewarding success, managing uncertainties, and safeguarding investments. It is the compass guiding us through the dynamic landscape of risk, helping us navigate the terrain with confidence and precision. The knowledge and insights gained in this exploration of risk assessment stand as an enduring testament to the art and science of risk management, a discipline that empowers us to transform uncertainties into opportunities and challenges into triumphs.</text:p>
      <text:p text:style-name="P105"/>
      <text:p text:style-name="P106">As we embrace the principles of risk assessment, we do so with a heightened sense of preparedness, an unwavering commitment to proactive management, and an enduring commitment to the realization of our goals. In the unpredictable voyage of projects, ventures, and undertakings, risk assessment stands as the steadfast companion, illuminating the path forward with clarity and foresight.</text:p>
      <text:p text:style-name="P107"/>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letter-kerning="false" fo:language="en" fo:country="AU" fo:hyphenate="false"/>
    </style:style>
    <style:style style:name="DefaultParagraphFont" style:display-name="Default Paragraph Font" style:family="text"/>
    <style:style style:name="ListParagraph" style:display-name="List Paragraph" style:family="paragraph" style:parent-style-name="Normal">
      <style:paragraph-properties fo:margin-bottom="0in" fo:line-height="100%" fo:margin-left="0.5in">
        <style:tab-stops/>
      </style:paragraph-properties>
      <style:text-properties style:font-name-complex="Calibri" fo:hyphenate="false"/>
    </style:style>
    <style:style style:name="BodyText" style:display-name="Body Text" style:family="paragraph" style:parent-style-name="Normal">
      <style:paragraph-properties fo:widows="0" fo:orphans="0" style:text-autospace="none" fo:margin-bottom="0in" fo:line-height="100%"/>
      <style:text-properties style:font-name-complex="Calibri" fo:font-size="10pt" style:font-size-asian="10pt" style:font-size-complex="10pt" fo:language="en" fo:country="US" fo:hyphenate="false"/>
    </style:style>
    <style:style style:name="BodyTextChar" style:display-name="Body Text Char" style:family="text" style:parent-style-name="DefaultParagraphFont">
      <style:text-properties style:font-name="Calibri" style:font-name-asian="Calibri" style:font-name-complex="Calibri" style:letter-kerning="false"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D REDWAN AHMED ZAWAD</meta:initial-creator>
    <dc:creator>MD REDWAN AHMED ZAWAD</dc:creator>
    <meta:creation-date>2023-11-05T02:25:00Z</meta:creation-date>
    <dc:date>2023-11-14T21:37:00Z</dc:date>
    <meta:template xlink:href="Normal" xlink:type="simple"/>
    <meta:editing-cycles>1</meta:editing-cycles>
    <meta:editing-duration>PT660S</meta:editing-duration>
    <meta:document-statistic meta:page-count="5" meta:paragraph-count="248" meta:word-count="2118" meta:character-count="14434" meta:row-count="349" meta:non-whitespace-character-count="12564"/>
  </office:meta>
</office:document-meta>
</file>